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211.01pt"/>
    </style:style>
    <style:style style:name="co3" style:family="table-column">
      <style:table-column-properties fo:break-before="auto" style:column-width="121.75pt"/>
    </style:style>
    <style:style style:name="co4" style:family="table-column">
      <style:table-column-properties fo:break-before="auto" style:column-width="114.89pt"/>
    </style:style>
    <style:style style:name="co5" style:family="table-column">
      <style:table-column-properties fo:break-before="auto" style:column-width="158.66pt"/>
    </style:style>
    <style:style style:name="co6" style:family="table-column">
      <style:table-column-properties fo:break-before="auto" style:column-width="81.44pt"/>
    </style:style>
    <style:style style:name="co7" style:family="table-column">
      <style:table-column-properties fo:break-before="auto" style:column-width="230.71pt"/>
    </style:style>
    <style:style style:name="co8" style:family="table-column">
      <style:table-column-properties fo:break-before="auto" style:column-width="222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size-complex="16pt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2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16" style:family="table-cell" style:parent-style-name="Default" style:data-style-name="N4">
      <style:table-cell-properties fo:border="0.06pt solid #000000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="0.06pt solid #000000"/>
      <style:text-properties style:font-name="TH SarabunPSK" fo:font-size="16pt" style:font-size-asian="16pt" style:font-size-complex="16pt"/>
    </style:style>
    <style:style style:name="ce18" style:family="table-cell" style:parent-style-name="Default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H SarabunPSK" fo:font-size="16pt" style:font-size-asian="16pt" style:font-size-complex="16pt"/>
    </style:style>
    <style:style style:name="ce21" style:family="table-cell" style:parent-style-name="Default" style:data-style-name="N4">
      <style:text-properties style:font-name="TH SarabunPSK" fo:font-size="16pt" style:font-size-asian="16pt" style:font-size-complex="16pt"/>
    </style:style>
    <style:style style:name="ce22" style:family="table-cell" style:parent-style-name="Default" style:data-style-name="N2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23" style:family="table-cell" style:parent-style-name="Default">
      <style:table-cell-properties fo:background-color="#fff200"/>
      <style:text-properties style:font-name="TH SarabunPSK" fo:font-size="16pt" style:font-size-asian="16pt" style:font-size-complex="16pt"/>
    </style:style>
    <style:style style:name="ce24" style:family="table-cell" style:parent-style-name="Default">
      <style:table-cell-properties fo:background-color="#fff200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H SarabunPSK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office:value-type="string" calcext:value-type="string">
            <text:p>เครื่องใช้ไฟฟ้าและอุปกรณ์อิเล็กทรอนิกส์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เครื่องเขียนและอุปกรณ์สำนักงาน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เพื่อสุขภาพ ความงาม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ทำความสะอาดและของใช้ในครัวเรือน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office:value-type="string" calcext:value-type="string">
            <text:p>แม่และเด็ก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เครื่องดื่มและขนมขบเคี้ยว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office:value-type="string" calcext:value-type="string">
            <text:p>อาหารแห้ง อาหารกระป๋อง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อาหารสด อาหารแช่แข็ง เบเกอรี่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สำหรับสัตว์เลี้ยง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office:value-type="string" calcext:value-type="string">
            <text:p>เสื้อผ้าและเครื่องแต่งกาย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ุ๊กตา</text:p>
          </table:table-cell>
          <table:table-cell table:number-columns-repeated="2" table:style-name="ce2" office:value-type="string" calcext:value-type="string">
            <text:p>ไม่พบข้อมูล</text:p>
          </table:table-cell>
          <table:table-cell table:style-name="ce12"/>
          <table:table-cell table:style-name="ce2" office:value-type="string" calcext:value-type="string">
            <text:p>ไม่พบข้อมูล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1" office:value-type="string" calcext:value-type="string">
            <text:p>ปลากระป๋อง</text:p>
          </table:table-cell>
          <table:table-cell table:number-columns-repeated="2" table:style-name="ce2" office:value-type="string" calcext:value-type="string">
            <text:p>ไม่พบข้อมูล</text:p>
          </table:table-cell>
          <table:table-cell table:style-name="ce12"/>
          <table:table-cell table:style-name="ce2" office:value-type="string" calcext:value-type="string">
            <text:p>ปลาแมคเคอเรล</text:p>
          </table:table-cell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9]/[.D69])*100" office:value-type="float" office:value="72.2222222222222" calcext:value-type="float">
            <text:p>72.2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70]/[.D70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1]/[.D71])*100" office:value-type="float" office:value="83.7209302325581" calcext:value-type="float">
            <text:p>83.7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2]/[.D72])*100" office:value-type="float" office:value="62.5" calcext:value-type="float">
            <text:p>62.5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3]/[.D73])*100" office:value-type="float" office:value="87.5" calcext:value-type="float">
            <text:p>87.5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4]/[.D74])*100" office:value-type="float" office:value="95.5555555555556" calcext:value-type="float">
            <text:p>95.5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8]/[.D78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9]/[.D79])*100" office:value-type="float" office:value="30.3030303030303" calcext:value-type="float">
            <text:p>30.3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80]/[.D80])*100" office:value-type="float" office:value="1.90476190476191" calcext:value-type="float">
            <text:p>1.9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1]/[.D81])*100" office:value-type="float" office:value="13" calcext:value-type="float">
            <text:p>13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6]/[.D86])*100" office:value-type="float" office:value="100" calcext:value-type="float">
            <text:p>10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7]/[.D87])*100" office:value-type="float" office:value="60" calcext:value-type="float">
            <text:p>60.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11" office:value-type="string" calcext:value-type="string">
            <text:p>ถุงเท้า</text:p>
          </table:table-cell>
          <table:table-cell table:number-columns-repeated="2" table:style-name="ce2" office:value-type="string" calcext:value-type="string">
            <text:p>ไม่พบข้อมูล</text:p>
          </table:table-cell>
          <table:table-cell table:style-name="ce12"/>
          <table:table-cell table:style-name="ce2" office:value-type="string" calcext:value-type="string">
            <text:p>ไม่พบข้อมูล</text:p>
          </table:table-cell>
          <table:table-cell table:number-columns-repeated="101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89]/[.D89])*100" office:value-type="float" office:value="85.7142857142857" calcext:value-type="float">
            <text:p>85.7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/>
          <table:table-cell table:style-name="ce11" office:value-type="string" calcext:value-type="string">
            <text:p>เสื้อนักเรียน</text:p>
          </table:table-cell>
          <table:table-cell table:number-columns-repeated="2" table:style-name="ce2" office:value-type="string" calcext:value-type="string">
            <text:p>ไม่พบข้อมูล</text:p>
          </table:table-cell>
          <table:table-cell table:style-name="ce12"/>
          <table:table-cell table:style-name="ce2" office:value-type="string" calcext:value-type="string">
            <text:p>ไม่พบข้อมูล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11" office:value-type="string" calcext:value-type="string">
            <text:p>กระโปรงนักเรียน</text:p>
          </table:table-cell>
          <table:table-cell table:number-columns-repeated="2" table:style-name="ce2" office:value-type="string" calcext:value-type="string">
            <text:p>ไม่พบข้อมูล</text:p>
          </table:table-cell>
          <table:table-cell table:style-name="ce12"/>
          <table:table-cell table:style-name="ce2" office:value-type="string" calcext:value-type="string">
            <text:p>ไม่พบข้อมูล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office:value-type="float" office:value="84.17" calcext:value-type="float">
            <text:p>84.17</text:p>
          </table:table-cell>
          <table:table-cell table:style-name="ce17"/>
          <table:table-cell table:number-columns-repeated="1016"/>
        </table:table-row>
        <table:table-row table:style-name="ro1" table:number-rows-repeated="10484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9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office:value-type="string" calcext:value-type="string">
            <text:p>เครื่องใช้ไฟฟ้าและอุปกรณ์อิเล็กทรอนิกส์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เครื่องเขียนและอุปกรณ์สำนักงาน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เพื่อสุขภาพ ความงาม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ทำความสะอาดและของใช้ในครัวเรือน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office:value-type="string" calcext:value-type="string">
            <text:p>แม่และเด็ก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เครื่องดื่มและขนมขบเคี้ยว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office:value-type="string" calcext:value-type="string">
            <text:p>อาหารแห้ง อาหารกระป๋อง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อาหารสด อาหารแช่แข็ง เบเกอรี่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office:value-type="string" calcext:value-type="string">
            <text:p>ผลิตภัณฑ์สำหรับสัตว์เลี้ยง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office:value-type="string" calcext:value-type="string">
            <text:p>เสื้อผ้าและเครื่องแต่งกาย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3]/[.D43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4]/[.D44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5]/[.D4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6]/[.D46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7]/[.D4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1]/[.D51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2]/[.D5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3]/[.D53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4]/[.D54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5]/[.D5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6]/[.D56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7]/[.D5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59]/[.D59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0]/[.D60])*100" office:value-type="float" office:value="86.7313915857605" calcext:value-type="float">
            <text:p>86.7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1]/[.D61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2]/[.D62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3]/[.D6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4]/[.D6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7]/[.D67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69]/[.D69])*100" office:value-type="float" office:value="83.7209302325581" calcext:value-type="float">
            <text:p>83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0]/[.D70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1]/[.D71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2]/[.D72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3]/[.D73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4]/[.D7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6]/[.D7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7]/[.D77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78]/[.D78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79]/[.D79])*100" office:value-type="float" office:value="13" calcext:value-type="float">
            <text:p>13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0]/[.D8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1]/[.D8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5]/[.D85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86]/[.D86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number-columns-repeated="4"/>
          <table:table-cell table:style-name="ce20" office:value-type="string" calcext:value-type="string">
            <text:p>ค่าเฉลี่ย</text:p>
          </table:table-cell>
          <table:table-cell table:style-name="ce21" table:formula="of:=AVERAGE( [.F2:.F86])" office:value-type="float" office:value="84.1727859194952" calcext:value-type="float">
            <text:p>84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8"/>
          <table:table-cell table:style-name="ce19" office:value-type="string" calcext:value-type="string">
            <text:p>ตุ๊กตา</text:p>
          </table:table-cell>
          <table:table-cell table:number-columns-repeated="2" table:style-name="ce18" office:value-type="string" calcext:value-type="string">
            <text:p>ไม่พบข้อมูล</text:p>
          </table:table-cell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number-columns-repeated="2" table:style-name="ce18" office:value-type="string" calcext:value-type="string">
            <text:p>ไม่พบข้อมูล</text:p>
          </table:table-cell>
          <table:table-cell table:style-name="ce22"/>
          <table:table-cell table:style-name="ce18" office:value-type="string" calcext:value-type="string">
            <text:p>ปลาแมคเคอเร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number-columns-repeated="2" table:style-name="ce18" office:value-type="string" calcext:value-type="string">
            <text:p>ไม่พบข้อมูล</text:p>
          </table:table-cell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number-columns-repeated="2" table:style-name="ce18" office:value-type="string" calcext:value-type="string">
            <text:p>ไม่พบข้อมูล</text:p>
          </table:table-cell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number-columns-repeated="2" table:style-name="ce18" office:value-type="string" calcext:value-type="string">
            <text:p>ไม่พบข้อมูล</text:p>
          </table:table-cell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 table:number-rows-repeated="104847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09:51:48.546735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32:39.984582552</meta:creation-date>
    <dc:date>2021-07-14T13:42:40.872976639</dc:date>
    <meta:editing-duration>PT7H27M1S</meta:editing-duration>
    <meta:editing-cycles>141</meta:editing-cycles>
    <meta:generator>LibreOffice/6.0.7.3$Linux_X86_64 LibreOffice_project/00m0$Build-3</meta:generator>
    <meta:document-statistic meta:table-count="2" meta:cell-count="955" meta:object-count="0"/>
  </office:meta>
</office:document-meta>
</file>